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svg:stroke-color="#000000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=10000 Ohm" table:style-name="ta1">
        <table:shapes>
          <draw:frame draw:z-index="0" draw:style-name="gr1" draw:text-style-name="P1" svg:width="15.987cm" svg:height="11.786cm" svg:x="10.172cm" svg:y="0.519cm">
            <draw:object draw:notify-on-update-of-ranges="'R=10000 Ohm'.B2:'R=10000 Ohm'.B23 'R=10000 Ohm'.C1:'R=10000 Ohm'.C1 'R=10000 Ohm'.C2:'R=10000 Ohm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6.01cm" svg:height="9.009cm" svg:x="26.706cm" svg:y="0.904cm">
            <draw:object draw:notify-on-update-of-ranges="'R=10000 Ohm'.B2:'R=10000 Ohm'.B23 'R=10000 Ohm'.D1:'R=10000 Ohm'.D1 'R=10000 Ohm'.D2:'R=10000 Ohm'.D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V / V</text:p>
          </table:table-cell>
          <table:table-cell office:value-type="string" calcext:value-type="string">
            <text:p>I / uA</text:p>
          </table:table-cell>
          <table:table-cell office:value-type="string" calcext:value-type="string">
            <text:p>P / u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*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1" calcext:value-type="float">
            <text:p>0.341</text:p>
          </table:table-cell>
          <table:table-cell office:value-type="float" office:value="34.1" calcext:value-type="float">
            <text:p>34.1</text:p>
          </table:table-cell>
          <table:table-cell table:formula="of:=[.B3]*[.C3]" office:value-type="float" office:value="11.6281" calcext:value-type="float">
            <text:p>11.6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9" calcext:value-type="float">
            <text:p>0.629</text:p>
          </table:table-cell>
          <table:table-cell office:value-type="float" office:value="62.9" calcext:value-type="float">
            <text:p>62.9</text:p>
          </table:table-cell>
          <table:table-cell table:formula="of:=[.B4]*[.C4]" office:value-type="float" office:value="39.5641" calcext:value-type="float">
            <text:p>39.5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9" calcext:value-type="float">
            <text:p>0.999</text:p>
          </table:table-cell>
          <table:table-cell office:value-type="float" office:value="99.9" calcext:value-type="float">
            <text:p>99.9</text:p>
          </table:table-cell>
          <table:table-cell table:formula="of:=[.B5]*[.C5]" office:value-type="float" office:value="99.8001" calcext:value-type="float">
            <text:p>99.8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77" calcext:value-type="float">
            <text:p>1.577</text:p>
          </table:table-cell>
          <table:table-cell office:value-type="float" office:value="157.8" calcext:value-type="float">
            <text:p>157.8</text:p>
          </table:table-cell>
          <table:table-cell table:formula="of:=[.B6]*[.C6]" office:value-type="float" office:value="248.8506" calcext:value-type="float">
            <text:p>248.85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62" calcext:value-type="float">
            <text:p>2.062</text:p>
          </table:table-cell>
          <table:table-cell office:value-type="float" office:value="206.3" calcext:value-type="float">
            <text:p>206.3</text:p>
          </table:table-cell>
          <table:table-cell table:formula="of:=[.B7]*[.C7]" office:value-type="float" office:value="425.3906" calcext:value-type="float">
            <text:p>425.39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7" calcext:value-type="float">
            <text:p>2.47</text:p>
          </table:table-cell>
          <table:table-cell office:value-type="float" office:value="246" calcext:value-type="float">
            <text:p>246</text:p>
          </table:table-cell>
          <table:table-cell table:formula="of:=[.B8]*[.C8]" office:value-type="float" office:value="607.62" calcext:value-type="float">
            <text:p>607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6" calcext:value-type="float">
            <text:p>3.06</text:p>
          </table:table-cell>
          <table:table-cell office:value-type="float" office:value="306" calcext:value-type="float">
            <text:p>306</text:p>
          </table:table-cell>
          <table:table-cell table:formula="of:=[.B9]*[.C9]" office:value-type="float" office:value="936.36" calcext:value-type="float">
            <text:p>936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5" calcext:value-type="float">
            <text:p>3.55</text:p>
          </table:table-cell>
          <table:table-cell office:value-type="float" office:value="355" calcext:value-type="float">
            <text:p>355</text:p>
          </table:table-cell>
          <table:table-cell table:formula="of:=[.B10]*[.C10]" office:value-type="float" office:value="1260.25" calcext:value-type="float">
            <text:p>126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2" calcext:value-type="float">
            <text:p>4.02</text:p>
          </table:table-cell>
          <table:table-cell office:value-type="float" office:value="401" calcext:value-type="float">
            <text:p>401</text:p>
          </table:table-cell>
          <table:table-cell table:formula="of:=[.B11]*[.C11]" office:value-type="float" office:value="1612.02" calcext:value-type="float">
            <text:p>1612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3" calcext:value-type="float">
            <text:p>4.53</text:p>
          </table:table-cell>
          <table:table-cell office:value-type="float" office:value="453" calcext:value-type="float">
            <text:p>453</text:p>
          </table:table-cell>
          <table:table-cell table:formula="of:=[.B12]*[.C12]" office:value-type="float" office:value="2052.09" calcext:value-type="float">
            <text:p>2052.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04" calcext:value-type="float">
            <text:p>5.04</text:p>
          </table:table-cell>
          <table:table-cell office:value-type="float" office:value="504" calcext:value-type="float">
            <text:p>504</text:p>
          </table:table-cell>
          <table:table-cell table:formula="of:=[.B13]*[.C13]" office:value-type="float" office:value="2540.16" calcext:value-type="float">
            <text:p>2540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 office:value-type="float" office:value="550" calcext:value-type="float">
            <text:p>550</text:p>
          </table:table-cell>
          <table:table-cell table:formula="of:=[.B14]*[.C14]"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1" calcext:value-type="float">
            <text:p>6.01</text:p>
          </table:table-cell>
          <table:table-cell office:value-type="float" office:value="601" calcext:value-type="float">
            <text:p>601</text:p>
          </table:table-cell>
          <table:table-cell table:formula="of:=[.B15]*[.C15]" office:value-type="float" office:value="3612.01" calcext:value-type="float">
            <text:p>3612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56" calcext:value-type="float">
            <text:p>6.56</text:p>
          </table:table-cell>
          <table:table-cell office:value-type="float" office:value="656" calcext:value-type="float">
            <text:p>656</text:p>
          </table:table-cell>
          <table:table-cell table:formula="of:=[.B16]*[.C16]" office:value-type="float" office:value="4303.36" calcext:value-type="float">
            <text:p>4303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99" calcext:value-type="float">
            <text:p>6.99</text:p>
          </table:table-cell>
          <table:table-cell office:value-type="float" office:value="699" calcext:value-type="float">
            <text:p>699</text:p>
          </table:table-cell>
          <table:table-cell table:formula="of:=[.B17]*[.C17]" office:value-type="float" office:value="4886.01" calcext:value-type="float">
            <text:p>4886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58" calcext:value-type="float">
            <text:p>7.58</text:p>
          </table:table-cell>
          <table:table-cell office:value-type="float" office:value="758" calcext:value-type="float">
            <text:p>758</text:p>
          </table:table-cell>
          <table:table-cell table:formula="of:=[.B18]*[.C18]" office:value-type="float" office:value="5745.64" calcext:value-type="float">
            <text:p>5745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98" calcext:value-type="float">
            <text:p>7.98</text:p>
          </table:table-cell>
          <table:table-cell office:value-type="float" office:value="799" calcext:value-type="float">
            <text:p>799</text:p>
          </table:table-cell>
          <table:table-cell table:formula="of:=[.B19]*[.C19]" office:value-type="float" office:value="6376.02" calcext:value-type="float">
            <text:p>6376.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48" calcext:value-type="float">
            <text:p>8.48</text:p>
          </table:table-cell>
          <table:table-cell office:value-type="float" office:value="849" calcext:value-type="float">
            <text:p>849</text:p>
          </table:table-cell>
          <table:table-cell table:formula="of:=[.B20]*[.C20]" office:value-type="float" office:value="7199.52" calcext:value-type="float">
            <text:p>7199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1" calcext:value-type="float">
            <text:p>9.01</text:p>
          </table:table-cell>
          <table:table-cell office:value-type="float" office:value="902" calcext:value-type="float">
            <text:p>902</text:p>
          </table:table-cell>
          <table:table-cell table:formula="of:=[.B21]*[.C21]" office:value-type="float" office:value="8127.02" calcext:value-type="float">
            <text:p>8127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53" calcext:value-type="float">
            <text:p>9.53</text:p>
          </table:table-cell>
          <table:table-cell office:value-type="float" office:value="954" calcext:value-type="float">
            <text:p>954</text:p>
          </table:table-cell>
          <table:table-cell table:formula="of:=[.B22]*[.C22]" office:value-type="float" office:value="9091.62" calcext:value-type="float">
            <text:p>9091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table:formula="of:=[.B23]*[.C23]" office:value-type="float" office:value="10010" calcext:value-type="float">
            <text:p>1001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table table:name="Tabelle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 / V</text:p>
          </table:table-cell>
          <table:table-cell office:value-type="string" calcext:value-type="string">
            <text:p>I / mA</text:p>
          </table:table-cell>
          <table:table-cell office:value-type="string" calcext:value-type="string">
            <text:p>P / mW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]*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28.9" calcext:value-type="float">
            <text:p>28.9</text:p>
          </table:table-cell>
          <table:table-cell table:formula="of:=[.A3]*[.B3]" office:value-type="float" office:value="14.7968" calcext:value-type="float">
            <text:p>14.7968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65.7" calcext:value-type="float">
            <text:p>65.7</text:p>
          </table:table-cell>
          <table:table-cell table:formula="of:=[.A4]*[.B4]" office:value-type="float" office:value="75.2265" calcext:value-type="float">
            <text:p>75.2265</text:p>
          </table:table-cell>
        </table:table-row>
        <table:table-row table:style-name="ro1">
          <table:table-cell office:value-type="float" office:value="2.073" calcext:value-type="float">
            <text:p>2.073</text:p>
          </table:table-cell>
          <table:table-cell office:value-type="float" office:value="119.1" calcext:value-type="float">
            <text:p>119.1</text:p>
          </table:table-cell>
          <table:table-cell table:formula="of:=[.A5]*[.B5]" office:value-type="float" office:value="246.8943" calcext:value-type="float">
            <text:p>246.8943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84" calcext:value-type="float">
            <text:p>184</text:p>
          </table:table-cell>
          <table:table-cell table:formula="of:=[.A6]*[.B6]" office:value-type="float" office:value="572.24" calcext:value-type="float">
            <text:p>572.24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4:10:20.225000000</meta:creation-date>
    <dc:date>2022-10-06T20:27:16.899000000</dc:date>
    <meta:editing-duration>PT10M54S</meta:editing-duration>
    <meta:editing-cycles>6</meta:editing-cycles>
    <meta:generator>LibreOffice/7.4.0.3$Windows_X86_64 LibreOffice_project/f85e47c08ddd19c015c0114a68350214f7066f5a</meta:generator>
    <meta:document-statistic meta:table-count="2" meta:cell-count="111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linear model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width="0.1cm" svg:stroke-color="#ff4000"/>
    </style:style>
    <style:style style:name="ch13" style:family="chart">
      <style:chart-properties loext:regression-x-name="V" loext:regression-y-name="I(V)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11.787cm" xlink:href=".." xlink:type="simple" chart:class="chart:scatter" chart:style-name="ch1">
        <chart:title svg:x="4.696cm" svg:y="0.371cm" chart:style-name="ch2">
          <text:p>V-I-Characteristics of a Resistor</text:p>
        </chart:title>
        <chart:legend chart:legend-position="end" svg:x="9.512cm" svg:y="6.856cm" style:legend-expansion="custom" svg:width="1.981cm" svg:height="0.782cm" style:legend-expansion-aspect-ratio="2.53324808184143" chart:style-name="ch3"/>
        <chart:plot-area chart:style-name="ch4" table:cell-range-address="'R=10000 Ohm'.B2:'R=10000 Ohm'.C23 'R=10000 Ohm'.C1:'R=10000 Ohm'.C1" chart:data-source-has-labels="row" svg:x="1.329cm" svg:y="1.729cm" svg:width="13.682cm" svg:height="8.338cm">
          <chart:coordinate-region svg:x="2.321cm" svg:y="1.928cm" svg:width="12.503cm" svg:height="7.492cm"/>
          <chart:axis chart:dimension="x" chart:name="primary-x" chart:style-name="ch5">
            <chart:title svg:x="5.989cm" svg:y="10.501cm" chart:style-name="ch6">
              <text:p>Voltage V in V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cm" svg:y="6.987cm" chart:style-name="ch10">
              <text:p>Current I in uA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R=10000 Ohm'.C2:'R=10000 Ohm'.C23" chart:label-cell-address="'R=10000 Ohm'.C1:'R=10000 Ohm'.C1" chart:class="chart:scatter">
            <chart:domain table:cell-range-address="'R=10000 Ohm'.B2:'R=10000 Ohm'.B23"/>
            <chart:regression-curve chart:style-name="ch12">
              <chart:equation chart:display-equation="true" chart:display-r-square="false" chart:style-name="ch13"/>
            </chart:regression-curve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I / uA</text:p>
                <draw:g>
                  <svg:desc>'R=10000 Ohm'.C1:'R=10000 Ohm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=10000 Ohm'.B2:'R=10000 Ohm'.B23</svg:desc>
                </draw:g>
              </table:table-cell>
              <table:table-cell office:value-type="float" office:value="0">
                <text:p>0</text:p>
                <draw:g>
                  <svg:desc>'R=10000 Ohm'.C2:'R=10000 Ohm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1">
                <text:p>0.341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9">
                <text:p>0.629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">
                <text:p>0.9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7">
                <text:p>1.577</text:p>
              </table:table-cell>
              <table:table-cell office:value-type="float" office:value="157.8">
                <text:p>15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62">
                <text:p>2.062</text:p>
              </table:table-cell>
              <table:table-cell office:value-type="float" office:value="206.3">
                <text:p>20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7">
                <text:p>2.4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6">
                <text:p>3.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">
                <text:p>3.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2">
                <text:p>4.0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3">
                <text:p>4.5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4">
                <text:p>5.0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1">
                <text:p>6.0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6">
                <text:p>6.5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9">
                <text:p>6.9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8">
                <text:p>7.5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8">
                <text:p>7.9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8">
                <text:p>8.4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1">
                <text:p>9.0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3">
                <text:p>9.5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01">
                <text:p>1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legend chart:legend-position="end" svg:x="13.609cm" svg:y="4.206cm" style:legend-expansion="high" chart:style-name="ch2"/>
        <chart:plot-area chart:style-name="ch3" table:cell-range-address="'R=10000 Ohm'.B2:'R=10000 Ohm'.B23 'R=10000 Ohm'.D1:'R=10000 Ohm'.D23" chart:data-source-has-labels="row" svg:x="0.32cm" svg:y="0.18cm" svg:width="12.969cm" svg:height="8.65cm">
          <chart:coordinate-region svg:x="1.497cm" svg:y="0.379cm" svg:width="11.605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=10000 Ohm'.D2:'R=10000 Ohm'.D23" chart:label-cell-address="'R=10000 Ohm'.D1:'R=10000 Ohm'.D1" chart:class="chart:scatter">
            <chart:domain table:cell-range-address="'R=10000 Ohm'.B2:'R=10000 Ohm'.B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P / uW</text:p>
                <draw:g>
                  <svg:desc>'R=10000 Ohm'.D1:'R=10000 Ohm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=10000 Ohm'.B2:'R=10000 Ohm'.B23</svg:desc>
                </draw:g>
              </table:table-cell>
              <table:table-cell office:value-type="float" office:value="0">
                <text:p>0</text:p>
                <draw:g>
                  <svg:desc>'R=10000 Ohm'.D2:'R=10000 Ohm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1">
                <text:p>0.341</text:p>
              </table:table-cell>
              <table:table-cell office:value-type="float" office:value="11.6281">
                <text:p>11.6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9">
                <text:p>0.629</text:p>
              </table:table-cell>
              <table:table-cell office:value-type="float" office:value="39.5641">
                <text:p>39.5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">
                <text:p>0.999</text:p>
              </table:table-cell>
              <table:table-cell office:value-type="float" office:value="99.8001">
                <text:p>99.8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7">
                <text:p>1.577</text:p>
              </table:table-cell>
              <table:table-cell office:value-type="float" office:value="248.8506">
                <text:p>248.8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62">
                <text:p>2.062</text:p>
              </table:table-cell>
              <table:table-cell office:value-type="float" office:value="425.3906">
                <text:p>425.3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7">
                <text:p>2.47</text:p>
              </table:table-cell>
              <table:table-cell office:value-type="float" office:value="607.62">
                <text:p>607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6">
                <text:p>3.06</text:p>
              </table:table-cell>
              <table:table-cell office:value-type="float" office:value="936.36">
                <text:p>936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">
                <text:p>3.55</text:p>
              </table:table-cell>
              <table:table-cell office:value-type="float" office:value="1260.25">
                <text:p>126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2">
                <text:p>4.02</text:p>
              </table:table-cell>
              <table:table-cell office:value-type="float" office:value="1612.02">
                <text:p>1612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3">
                <text:p>4.53</text:p>
              </table:table-cell>
              <table:table-cell office:value-type="float" office:value="2052.09">
                <text:p>2052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4">
                <text:p>5.04</text:p>
              </table:table-cell>
              <table:table-cell office:value-type="float" office:value="2540.16">
                <text:p>2540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1">
                <text:p>6.01</text:p>
              </table:table-cell>
              <table:table-cell office:value-type="float" office:value="3612.01">
                <text:p>3612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6">
                <text:p>6.56</text:p>
              </table:table-cell>
              <table:table-cell office:value-type="float" office:value="4303.36">
                <text:p>4303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9">
                <text:p>6.99</text:p>
              </table:table-cell>
              <table:table-cell office:value-type="float" office:value="4886.01">
                <text:p>4886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8">
                <text:p>7.58</text:p>
              </table:table-cell>
              <table:table-cell office:value-type="float" office:value="5745.64">
                <text:p>5745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8">
                <text:p>7.98</text:p>
              </table:table-cell>
              <table:table-cell office:value-type="float" office:value="6376.02">
                <text:p>6376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8">
                <text:p>8.48</text:p>
              </table:table-cell>
              <table:table-cell office:value-type="float" office:value="7199.52">
                <text:p>7199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1">
                <text:p>9.01</text:p>
              </table:table-cell>
              <table:table-cell office:value-type="float" office:value="8127.02">
                <text:p>8127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3">
                <text:p>9.53</text:p>
              </table:table-cell>
              <table:table-cell office:value-type="float" office:value="9091.62">
                <text:p>9091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010">
                <text:p>100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